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0000001E017832335.jpg"/>
  <manifest:file-entry manifest:media-type="image/jpeg" manifest:full-path="Pictures/10000000000001E0000001E040142CA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2.699cm" svg:height="12.699cm" svg:x="1cm" svg:y="3.801cm">
          <draw:image xlink:href="Pictures/10000000000001E0000001E017832335.jpg" xlink:type="simple" xlink:show="embed" xlink:actuate="onLoad">
            <text:p/>
          </draw:image>
        </draw:frame>
        <draw:frame draw:style-name="gr1" draw:text-style-name="P1" draw:layer="layout" svg:width="12.699cm" svg:height="12.699cm" svg:x="14cm" svg:y="3.5cm">
          <draw:image xlink:href="Pictures/10000000000001E0000001E040142CA0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HG 明朝L Sun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PゴシックB Sun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17cm" fo:page-height="2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initial-creator>ikeda</meta:initial-creator>
    <meta:creation-date>2007-01-16T19:02:26</meta:creation-date>
    <dc:creator>ikeda</dc:creator>
    <dc:date>2007-01-16T19:07:15</dc:date>
    <dc:language>en-US</dc:language>
    <meta:editing-cycles>2</meta:editing-cycles>
    <meta:editing-duration>PT4M55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